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C000000DCA448E3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5.200012207031pt" style:font-size-asian="325.200012207031pt" style:font-size-complex="325.20001220703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0000" loext:opacity="100%"/>
    </style:style>
    <style:style style:name="P5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T1" style:family="text">
      <style:text-properties fo:font-size="325.200012207031pt" style:font-size-asian="325.200012207031pt" style:font-size-complex="325.200012207031pt"/>
    </style:style>
    <style:style style:name="T2" style:family="text">
      <style:text-properties fo:color="#ff00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Chrüz und Quer Challang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tar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3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4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5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6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7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8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9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1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draw:frame presentation:style-name="pr4" draw:text-style-name="P2" draw:layer="layout" svg:width="25.199cm" svg:height="12.815cm" svg:x="1.4cm" svg:y="0.315cm" presentation:class="subtitle" presentation:user-transformed="true">
          <draw:text-box>
            <text:p><text:span text:style-name="T1">11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2">
        <draw:frame draw:style-name="gr2" draw:text-style-name="P3" draw:layer="layout" svg:width="11.033cm" svg:height="11.033cm" svg:x="8.967cm" svg:y="3cm">
          <draw:image xlink:href="Pictures/10000000000000DC000000DCA448E3F2.png" xlink:type="simple" xlink:show="embed" xlink:actuate="onLoad" draw:mime-type="image/png">
            <text:p/>
          </draw:image>
        </draw:frame>
        <draw:frame draw:style-name="gr3" draw:text-style-name="P5" draw:layer="layout" svg:width="11.5cm" svg:height="2cm" svg:x="8.5cm" svg:y="1cm">
          <draw:text-box>
            <text:p text:style-name="P4"><text:span text:style-name="T2">Geschafft!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0:44:20.567068744</meta:creation-date>
    <dc:date>2024-04-19T10:49:54.544645606</dc:date>
    <meta:editing-duration>PT1M28S</meta:editing-duration>
    <meta:editing-cycles>1</meta:editing-cycles>
    <meta:document-statistic meta:object-count="59"/>
    <meta:generator>LibreOffice/24.2.2.1$Linux_X86_64 LibreOffice_project/420$Build-1</meta:generator>
  </office:meta>
</office:document-meta>
</file>